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41">
            <text:p>41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table:number-columns-repeated="8"/>
          <table:table-cell table:number-columns-repeated="244"/>
        </table:table-row>
        <table:table-row table:style-name="ro1">
          <table:table-cell>
            <draw:frame table:end-cell-address="表1.G37" table:end-x="0.715cm" table:end-y="0.068cm" draw:z-index="0" draw:style-name="gr1" svg:width="6.499cm" svg:height="4.996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3cm" table:end-y="0.068cm" draw:z-index="1" draw:style-name="gr1" svg:width="6.499cm" svg:height="4.996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8cm" table:end-y="0.068cm" draw:z-index="2" draw:style-name="gr1" svg:width="6.499cm" svg:height="4.996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7cm" table:end-y="0.068cm" draw:z-index="3" draw:style-name="gr1" svg:width="6.499cm" svg:height="4.996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75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75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8cm" table:end-y="0.173cm" draw:z-index="6" draw:style-name="gr1" svg:width="6.499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9">2008/12/19</text:date>, <text:time>23:01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19T23:01:23</dc:date>
    <meta:editing-cycles>9</meta:editing-cycles>
    <meta:editing-duration>PT4H53M9S</meta:editing-duration>
    <meta:user-defined meta:name="Info 1"/>
    <meta:user-defined meta:name="Info 2"/>
    <meta:user-defined meta:name="Info 3"/>
    <meta:user-defined meta:name="Info 4"/>
    <meta:document-statistic meta:table-count="3" meta:cell-count="14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17cm" svg:y="0.104cm" chart:style-name="ch2">
          <text:p>fib(31)</text:p>
        </chart:title>
        <chart:legend chart:legend-position="end" svg:x="4.687cm" svg:y="1.844cm" chart:style-name="ch3"/>
        <chart:plot-area chart:style-name="ch4" table:cell-range-address="表1.B1:表1.I4 表1.A2:表1.I4 表1.A1:表1.A1" chart:data-source-has-labels="both" svg:x="0.129cm" svg:y="0.704cm" svg:width="4.427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4cm" chart:style-name="ch2">
          <text:p>tak</text:p>
        </chart:title>
        <chart:legend chart:legend-position="end" svg:x="4.687cm" svg:y="1.844cm" chart:style-name="ch3"/>
        <chart:plot-area chart:style-name="ch4" table:cell-range-address="表1.B5:表1.L8 表1.A6:表1.L8 表1.A5:表1.A5" chart:data-source-has-labels="both" svg:x="0.129cm" svg:y="0.704cm" svg:width="4.427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4cm" chart:style-name="ch2">
          <text:p>triangle</text:p>
        </chart:title>
        <chart:legend chart:legend-position="end" svg:x="4.687cm" svg:y="1.844cm" chart:style-name="ch3"/>
        <chart:plot-area chart:style-name="ch4" table:cell-range-address="表1.B9:表1.L12 表1.A10:表1.L12 表1.A9:表1.A9" chart:data-source-has-labels="both" svg:x="0.129cm" svg:y="0.704cm" svg:width="4.427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895cm" svg:y="0.104cm" chart:style-name="ch2">
          <text:p>takl</text:p>
        </chart:title>
        <chart:legend chart:legend-position="end" svg:x="4.687cm" svg:y="1.844cm" chart:style-name="ch3"/>
        <chart:plot-area chart:style-name="ch4" table:cell-range-address="表1.B13:表1.L16 表1.A14:表1.L16 表1.A13:表1.A13" chart:data-source-has-labels="both" svg:x="0.129cm" svg:y="0.704cm" svg:width="4.427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3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4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001cm" chart:class="chart:line" chart:style-name="ch1">
        <chart:title svg:x="2.842cm" svg:y="0.084cm" chart:style-name="ch2">
          <text:p>clos</text:p>
        </chart:title>
        <chart:legend chart:legend-position="end" svg:x="5.192cm" svg:y="1.717cm" chart:style-name="ch3"/>
        <chart:plot-area chart:style-name="ch4" table:cell-range-address="表1.A19:表1.L19" chart:data-source-has-labels="column" svg:x="0.129cm" svg:y="0.663cm" svg:width="4.932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